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Footer">
      <style:text-properties officeooo:paragraph-rsid="004c5054"/>
    </style:style>
    <style:style style:name="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1" style:family="paragraph" style:parent-style-name="Normale">
      <style:text-properties officeooo:paragraph-rsid="00062631"/>
    </style:style>
    <style:style style:name="P12" style:family="paragraph" style:parent-style-name="Normale">
      <style:text-properties style:font-name="Carlito"/>
    </style:style>
    <style:style style:name="P13" style:family="paragraph" style:parent-style-name="No_20_Spacing">
      <style:text-properties officeooo:paragraph-rsid="00076d8b"/>
    </style:style>
    <style:style style:name="P14" style:family="paragraph" style:parent-style-name="No_20_Spacing">
      <style:text-properties style:font-name="Carlito" officeooo:paragraph-rsid="004f6695"/>
    </style:style>
    <style:style style:name="P15" style:family="paragraph" style:parent-style-name="Standard">
      <style:text-properties style:font-name="Carlito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8" style:family="paragraph" style:parent-style-name="Standard">
      <style:text-properties style:font-name="Carlito" officeooo:paragraph-rsid="004f6695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6814bf"/>
    </style:style>
    <style:style style:name="P2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596c6c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6437c7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5b3c9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663619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663619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8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6437c7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59" style:family="paragraph" style:parent-style-name="Table_20_Main_20_Content_20_Left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596c6c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able_20_Totals_20_Header">
      <style:paragraph-properties fo:text-align="start" style:justify-single-word="false"/>
      <style:text-properties style:font-name="Carlito" fo:font-size="11pt" fo:font-weight="bold" officeooo:paragraph-rsid="005fca17" style:font-size-asian="11pt" style:font-weight-asian="bold" style:font-name-complex="Calibri" style:font-size-complex="11pt"/>
    </style:style>
    <style:style style:name="P73" style:family="paragraph" style:parent-style-name="Table_20_Totals_20_Header">
      <style:paragraph-properties fo:text-align="start" style:justify-single-word="false"/>
      <style:text-properties style:font-name="Carlito" fo:font-size="8pt" fo:font-weight="bold" officeooo:paragraph-rsid="005fca17" style:font-size-asian="7pt" style:font-weight-asian="bold" style:font-name-complex="Calibri" style:font-size-complex="8pt"/>
    </style:style>
    <style:style style:name="P74" style:family="paragraph" style:parent-style-name="Text_20_body">
      <style:paragraph-properties fo:margin-left="0cm" fo:margin-right="0.023cm" fo:line-height="150%" fo:text-indent="0cm" style:auto-text-indent="false"/>
      <style:text-properties officeooo:paragraph-rsid="0070c366"/>
    </style:style>
    <style:style style:name="P75" style:family="paragraph" style:parent-style-name="Standard">
      <style:text-properties style:font-name="Carlito"/>
    </style:style>
    <style:style style:name="P76" style:family="paragraph" style:parent-style-name="Standard">
      <style:paragraph-properties fo:text-align="justify" style:justify-single-word="false"/>
      <style:text-properties style:font-name="Carlito" officeooo:paragraph-rsid="0057b9d2"/>
    </style:style>
    <style:style style:name="P77" style:family="paragraph" style:parent-style-name="Standard">
      <style:text-properties officeooo:paragraph-rsid="0070c366"/>
    </style:style>
    <style:style style:name="P7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officeooo:paragraph-rsid="00663619"/>
    </style:style>
    <style:style style:name="P79" style:family="paragraph" style:parent-style-name="Standard">
      <style:paragraph-properties style:shadow="none">
        <style:tab-stops/>
      </style:paragraph-properties>
      <style:text-properties officeooo:paragraph-rsid="0070c366"/>
    </style:style>
    <style:style style:name="P80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70c366"/>
    </style:style>
    <style:style style:name="P8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6a9e4e" style:font-size-asian="6pt" style:font-weight-asian="normal" style:font-size-complex="6pt" style:font-weight-complex="normal"/>
    </style:style>
    <style:style style:name="T1" style:family="text">
      <style:text-properties style:language-asian="it" style:country-asian="IT"/>
    </style:style>
    <style:style style:name="T2" style:family="text">
      <style:text-properties officeooo:rsid="00474f25"/>
    </style:style>
    <style:style style:name="T3" style:family="text">
      <style:text-properties style:font-name="Carlito"/>
    </style:style>
    <style:style style:name="T4" style:family="text">
      <style:text-properties style:font-name="Carlito" officeooo:rsid="00474f25"/>
    </style:style>
    <style:style style:name="T5" style:family="text">
      <style:text-properties style:font-name="Carlito" fo:font-size="8pt" style:font-size-asian="8pt" style:font-size-complex="8pt"/>
    </style:style>
    <style:style style:name="T6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T7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font-name="Carlito" fo:font-size="11pt" fo:font-style="normal" fo:font-weight="bold" officeooo:rsid="0057b9d2" style:font-size-asian="11pt" style:font-style-asian="normal" style:font-weight-asian="bold" style:font-size-complex="11pt" style:font-style-complex="normal" style:font-weight-complex="normal"/>
    </style:style>
    <style:style style:name="T9" style:family="text">
      <style:text-properties style:font-name="Carlito" fo:font-size="11pt" fo:font-style="normal" fo:font-weight="bold" officeooo:rsid="006bbbde" style:font-size-asian="11pt" style:font-style-asian="normal" style:font-weight-asian="bold" style:font-size-complex="11pt" style:font-style-complex="normal" style:font-weight-complex="normal"/>
    </style:style>
    <style:style style:name="T10" style:family="text">
      <style:text-properties style:font-name="Carlito" fo:font-size="9pt" fo:font-weight="normal" officeooo:rsid="01a34143" style:font-size-asian="9pt" style:font-weight-asian="normal" style:font-size-complex="9pt" style:font-weight-complex="normal"/>
    </style:style>
    <style:style style:name="T11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12" style:family="text">
      <style:text-properties fo:color="#000000" style:text-position="0% 100%" fo:letter-spacing="-0.012cm" style:text-underline-style="none" style:font-name-complex="Lucida Sans"/>
    </style:style>
    <style:style style:name="T1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officeooo:rsid="0057b9d2" style:font-weight-asian="bold"/>
    </style:style>
    <style:style style:name="T17" style:family="text">
      <style:text-properties fo:font-weight="bold" officeooo:rsid="00663619" style:font-weight-asian="bold"/>
    </style:style>
    <style:style style:name="T18" style:family="text">
      <style:text-properties fo:font-weight="bold" officeooo:rsid="006bbbde" style:font-weight-asian="bold"/>
    </style:style>
    <style:style style:name="T19" style:family="text">
      <style:text-properties fo:font-weight="bold" officeooo:rsid="006cf2e8" style:font-weight-asian="bold"/>
    </style:style>
    <style:style style:name="T20" style:family="text">
      <style:text-properties fo:font-weight="bold" officeooo:rsid="006dd882" style:font-weight-asian="bold"/>
    </style:style>
    <style:style style:name="T21" style:family="text">
      <style:text-properties fo:font-weight="bold" officeooo:rsid="006f5a41" style:font-weight-asian="bold"/>
    </style:style>
    <style:style style:name="T22" style:family="text">
      <style:text-properties officeooo:rsid="0009199c"/>
    </style:style>
    <style:style style:name="T23" style:family="text">
      <style:text-properties officeooo:rsid="000eec7e"/>
    </style:style>
    <style:style style:name="T24" style:family="text">
      <style:text-properties officeooo:rsid="0020982c"/>
    </style:style>
    <style:style style:name="T25" style:family="text">
      <style:text-properties officeooo:rsid="013f1478"/>
    </style:style>
    <style:style style:name="T26" style:family="text">
      <style:text-properties officeooo:rsid="01465a79"/>
    </style:style>
    <style:style style:name="T27" style:family="text">
      <style:text-properties officeooo:rsid="0141ba70"/>
    </style:style>
    <style:style style:name="T28" style:family="text">
      <style:text-properties officeooo:rsid="0148462c"/>
    </style:style>
    <style:style style:name="T29" style:family="text">
      <style:text-properties fo:font-size="8pt" officeooo:rsid="023bf43b" style:font-size-asian="8pt" style:font-size-complex="8pt"/>
    </style:style>
    <style:style style:name="T30" style:family="text">
      <style:text-properties officeooo:rsid="023940d1"/>
    </style:style>
    <style:style style:name="T31" style:family="text">
      <style:text-properties style:font-name="Arial2" officeooo:rsid="006437c7"/>
    </style:style>
    <style:style style:name="T32" style:family="text">
      <style:text-properties style:font-name="Arial2" fo:font-style="normal" fo:font-weight="normal" officeooo:rsid="012e50a9" style:font-style-asian="normal" style:font-style-complex="normal"/>
    </style:style>
    <style:style style:name="T33" style:family="text">
      <style:text-properties style:font-name="Arial2" fo:font-size="11pt" officeooo:rsid="00d2f3b4" style:font-size-asian="11pt" style:font-size-complex="11pt"/>
    </style:style>
    <style:style style:name="T34" style:family="text">
      <style:text-properties style:font-name="Arial2" fo:font-size="11pt" officeooo:rsid="00daa6d0" style:font-size-asian="11pt" style:font-size-complex="11pt"/>
    </style:style>
    <style:style style:name="T35" style:family="text">
      <style:text-properties officeooo:rsid="00d936c0"/>
    </style:style>
    <style:style style:name="T36" style:family="text">
      <style:text-properties officeooo:rsid="01a34143"/>
    </style:style>
    <style:style style:name="T37" style:family="text">
      <style:text-properties officeooo:rsid="01a4d5e9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name]" text:name="py3o.o.name"/>
        <text:user-field-decl office:value-type="string" office:string-value="[date_order]" text:name="date_order"/>
        <text:user-field-decl office:value-type="string" office:string-value="[partner_id]" text:name="partner_id"/>
        <text:user-field-decl office:value-type="string" office:string-value="[additional_text_1]" text:name="py3o.o.additional_text_1"/>
        <text:user-field-decl office:value-type="string" office:string-value="[additional_text_2]" text:name="py3o.o.additional_text_2"/>
        <text:user-field-decl office:value-type="string" office:string-value="[order line description]" text:name="order_line_description"/>
        <text:user-field-decl office:value-type="string" office:string-value="[order line default_code]" text:name="order_line_default_code"/>
        <text:user-field-decl office:value-type="string" office:string-value="[line.product_uom.name]" text:name="line.product_uom.name"/>
        <text:user-field-decl office:value-type="string" office:string-value="[line.product_uom_qty]" text:name="line.product_uom_qty"/>
        <text:user-field-decl office:value-type="string" office:string-value="[line.price_unit]" text:name="line.price_unit"/>
        <text:user-field-decl office:value-type="string" office:string-value="[line.price_subtotal]" text:name="line.price_subtotal"/>
        <text:user-field-decl office:value-type="string" office:string-value="[line.discount]" text:name="line.discount"/>
        <text:user-field-decl office:value-type="string" office:string-value="" text:name="o.amount_untaxed"/>
        <text:user-field-decl office:value-type="string" office:string-value="tax_label" text:name="py3o.tax_label"/>
        <text:user-field-decl office:value-type="string" office:string-value="[tax_amount]" text:name="py3o.o.tax_amount"/>
        <text:user-field-decl office:value-type="string" office:string-value="[o.amount_total]" text:name="o.amount_total"/>
        <text:user-field-decl office:value-type="string" office:string-value="[o.note]" text:name="o.note"/>
        <text:user-field-decl office:value-type="string" office:string-value="[payment_term_id.name]" text:name="py3o.o.payment_term_id.name"/>
        <text:user-field-decl office:value-type="string" office:string-value="" text:name="validity_date"/>
        <text:user-field-decl office:value-type="string" office:string-value="[additional_text_3]" text:name="py3o.o.additional_text_3"/>
        <text:user-field-decl office:value-type="string" office:string-value="[user_id]" text:name="py3o.o.user_id"/>
      </text:user-field-decls>
      <text:p text:style-name="P80"><text:a xlink:type="simple" xlink:href="py3o://for=%22obj%20in%20objects%22" text:style-name="Internet_20_link" text:visited-style-name="Visited_20_Internet_20_Link"><text:span text:style-name="T33">for="obj in objects"</text:span></text:a></text:p>
      <text:p text:style-name="P79"><text:span text:style-name="T33"/></text:p>
      <text:p text:style-name="P12">Ns. Rif. <text:user-field-get text:name="py3o.o.name">[name]</text:user-field-get></text:p>
      <text:p text:style-name="P12">Perugia, <text:user-field-input text:name="date_order" text:description="py3o://function=&quot;formatLang(o.date_order, date=True)&quot;">[date_order]</text:user-field-input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18"><text:user-field-input text:name="partner_id" text:description="py3o://function=&quot;format_multiline_value(o.partner_id._display_full_address())&quot;">[partner_id]</text:user-field-input></text:p>
            <text:p text:style-name="P71"/>
          </table:table-cell>
        </table:table-row>
      </table:table>
      <text:p text:style-name="P14"><text:tab/><text:tab/><text:tab/><text:tab/><text:tab/><text:tab/><text:tab/><text:tab/><text:tab/></text:p>
      <text:p text:style-name="P67"/>
      <text:p text:style-name="P19"><text:span text:style-name="T15">Oggetto: </text:span><text:a xlink:type="simple" xlink:href="py3o://if=%22o.additional_text_1%22" text:style-name="Internet_20_link" text:visited-style-name="Visited_20_Internet_20_Link"><text:span text:style-name="T21">if="o.additional_text_1"</text:span></text:a><text:span text:style-name="T15"><text:user-field-get text:name="py3o.o.additional_text_1">[additional_text_1]</text:user-field-get></text:span><text:a xlink:type="simple" xlink:href="py3o:///if" text:style-name="Internet_20_link" text:visited-style-name="Visited_20_Internet_20_Link"><text:span text:style-name="T16">/if</text:span></text:a></text:p>
      <text:p text:style-name="P19"><text:a xlink:type="simple" xlink:href="py3o://if=%22o.additional_text_1%20==%20''%22" text:style-name="Internet_20_link" text:visited-style-name="Visited_20_Internet_20_Link"><text:span text:style-name="T16">if="o.additional_text_1 == ''"</text:span></text:a><text:span text:style-name="T16">Proposta commerciale</text:span><text:a xlink:type="simple" xlink:href="py3o:///if" text:style-name="Internet_20_link" text:visited-style-name="Visited_20_Internet_20_Link"><text:span text:style-name="T16">/if</text:span></text:a></text:p>
      <text:p text:style-name="P76"><text:a xlink:type="simple" xlink:href="py3o://if=%22o.additional_text_2%20!=%20''%22" text:style-name="Internet_20_link" text:visited-style-name="Visited_20_Internet_20_Link"><text:span text:style-name="T16">if="o.additional_text_2 != ''"</text:span></text:a><text:user-field-get text:name="py3o.o.additional_text_2">[additional_text_2]</text:user-field-get><text:a xlink:type="simple" xlink:href="py3o:///if" text:style-name="Internet_20_link" text:visited-style-name="Visited_20_Internet_20_Link"><text:span text:style-name="T16">/if</text:span></text:a></text:p>
      <text:p text:style-name="P15"/>
      <text:p text:style-name="P1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0">RIF.</text:p>
          </table:table-cell>
          <table:table-cell table:style-name="Tabella5.A1" office:value-type="string">
            <text:p text:style-name="P22">DESCRIZIONE</text:p>
          </table:table-cell>
          <table:table-cell table:style-name="Tabella5.A1" office:value-type="string">
            <text:p text:style-name="P24">U.M.</text:p>
          </table:table-cell>
          <table:table-cell table:style-name="Tabella5.A1" office:value-type="string">
            <text:p text:style-name="P26">Q.TA'</text:p>
          </table:table-cell>
          <table:table-cell table:style-name="Tabella5.A1" office:value-type="string">
            <text:p text:style-name="P26">PREZZO <text:span text:style-name="T23">UNIT.</text:span></text:p>
          </table:table-cell>
          <table:table-cell table:style-name="Tabella5.A1" office:value-type="string">
            <text:p text:style-name="P28">SC<text:span text:style-name="T23">ONTO</text:span> %</text:p>
          </table:table-cell>
          <table:table-cell table:style-name="Tabella5.G1" office:value-type="string">
            <text:p text:style-name="P28">IMPORTO</text:p>
          </table:table-cell>
        </table:table-row>
        <table:table-row>
          <table:table-cell table:style-name="Tabella5.A4" table:number-columns-spanned="7" office:value-type="string">
            <text:p text:style-name="P58"><text:a xlink:type="simple" xlink:href="py3o://for=%22l%20in%20o.py3o_lines_layout()%22" text:style-name="Internet_20_link" text:visited-style-name="Visited_20_Internet_20_Link"><text:span text:style-name="T25">for="l in o.py3o_lines_layout()"</text:span></text:a></text:p>
            <text:p text:style-name="P59"><text:a xlink:type="simple" xlink:href="py3o://if=%22'line'%20in%20l%22" text:style-name="Internet_20_link" text:visited-style-name="Visited_20_Internet_20_Link"><text:span text:style-name="T26">if="'line' in l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3"><text:user-field-input text:name="order_line_default_code" text:description="py3o://function=&quot;format_multiline_value(l['line'].default_doce)&quot;">[order line default_code]</text:user-field-input></text:p>
          </table:table-cell>
          <table:table-cell table:style-name="Tabella5.B3" office:value-type="string">
            <text:p text:style-name="P33"><text:user-field-input text:name="order_line_description" text:description="py3o://function=&quot;format_multiline_value(l['line'].name)&quot;">[order line description]</text:user-field-input></text:p>
          </table:table-cell>
          <table:table-cell table:style-name="Tabella5.C3" office:value-type="string">
            <text:p text:style-name="P30"><text:user-field-input text:name="line.product_uom.name" text:description="py3o://function=&quot;l['line'].product_uom.name&quot;">[line.product_uom.name]</text:user-field-input></text:p>
          </table:table-cell>
          <table:table-cell table:style-name="Tabella5.D3" office:value-type="string">
            <text:p text:style-name="P34"><text:user-field-input text:name="line.product_uom_qty" text:description="py3o://function=&quot;formatLang(l['line'].product_uom_qty, dp='Product Unit of Measure')&quot;">[line.product_uom_qty]</text:user-field-input></text:p>
          </table:table-cell>
          <table:table-cell table:style-name="Tabella5.E3" office:value-type="string">
            <text:p text:style-name="P38"><text:user-field-input text:name="line.price_unit" text:description="py3o://function=&quot;formatLang(l['line'].price_unit, monetary=True, currency_obj=o.currency_id)&quot;">[line.price_unit]</text:user-field-input></text:p>
          </table:table-cell>
          <table:table-cell table:style-name="Tabella5.F3" office:value-type="string">
            <text:p text:style-name="P40"><text:a xlink:type="simple" xlink:href="py3o://if=%22l['line'].discount%22" text:style-name="Internet_20_link" text:visited-style-name="Visited_20_Internet_20_Link"><text:span text:style-name="T27">if="l['line'].discount"</text:span></text:a><text:span text:style-name="T27"><text:user-field-input text:name="line.discount" text:description="py3o://function=&quot;formatLang(l['line'].discount, dp='Discount') + '%25'&quot;">[line.discount]</text:user-field-input></text:span><text:a xlink:type="simple" xlink:href="py3o:///if" text:style-name="Internet_20_link" text:visited-style-name="Visited_20_Internet_20_Link"><text:span text:style-name="T27">/if</text:span></text:a></text:p>
          </table:table-cell>
          <table:table-cell table:style-name="Tabella5.G3" office:value-type="string">
            <text:p text:style-name="P38"><text:user-field-input text:name="line.price_subtotal" text:description="py3o://function=&quot;formatLang(l['line'].price_subtotal, monetary=True, currency_obj=o.currency_id)&quot;">[line.price_subtotal]</text:user-field-input></text:p>
          </table:table-cell>
        </table:table-row>
        <table:table-row>
          <table:table-cell table:style-name="Tabella5.A4" table:number-columns-spanned="7" office:value-type="string">
            <text:p text:style-name="P81"><text:a xlink:type="simple" xlink:href="py3o:///if" text:style-name="Internet_20_link" text:visited-style-name="Visited_20_Internet_20_Link"><text:span text:style-name="T28">/if</text:span></text:a></text:p>
            <text:p text:style-name="P81"><text:a xlink:type="simple" xlink:href="py3o:///for" text:style-name="Internet_20_link" text:visited-style-name="Visited_20_Internet_20_Link"><text:span text:style-name="T28">/for</text:span></text:a><text:span text:style-name="T28"><text:user-field-input text:name="o.amount_untaxed" text:description="py3o://function=&quot;formatLang(o.amount_untaxed, monetary=True, currency_obj=o.currency_id)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7">Totale <text:span text:style-name="T24">preventivo IVA esclusa</text:span> :</text:p>
          </table:table-cell>
          <table:table-cell table:style-name="Tabella4.A1" office:value-type="string">
            <text:p text:style-name="P62"><text:user-field-input text:name="o.amount_untaxed" text:description="py3o://function=&quot;formatLang(o.amount_untaxed, monetary=True, currency_obj=o.currency_id)"/></text:p>
          </table:table-cell>
        </table:table-row>
        <table:table-row table:style-name="Tabella4.1">
          <table:table-cell table:style-name="Tabella4.A1" office:value-type="string">
            <text:p text:style-name="P72"><text:a xlink:type="simple" xlink:href="py3o://for=%22(tax_label,%20tax_amount)%20in%20o._get_tax_amount_by_group()%22" text:style-name="Internet_20_link" text:visited-style-name="Visited_20_Internet_20_Link"><text:span text:style-name="T29">for="(tax_label, tax_amount) in o._get_tax_amount_by_group()"</text:span></text:a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<text:user-field-get text:name="py3o.tax_label">tax_label</text:user-field-get><text:s/>:</text:p>
          </table:table-cell>
          <table:table-cell table:style-name="Tabella4.A1" office:value-type="string">
            <text:p text:style-name="P62"><text:user-field-input text:name="py3o.o.tax_amount" text:description="py3o://function=&quot;formatLang(tax_amount, monetary=True, currency_obj=o.currency_id)&quot;">[tax_amount]</text:user-field-input></text:p>
          </table:table-cell>
        </table:table-row>
        <table:table-row table:style-name="Tabella4.1">
          <table:table-cell table:style-name="Tabella4.A1" office:value-type="string">
            <text:p text:style-name="P73"><text:a xlink:type="simple" xlink:href="py3o:///for" text:style-name="Internet_20_link" text:visited-style-name="Visited_20_Internet_20_Link"><text:span text:style-name="T30">/for</text:span></text:a><text:text-input text:description="py3o://function=&quot;lang=='fr_FR' and u'Total taxes' or u'Tax Total'&quot;"/></text:p>
          </table:table-cell>
          <table:table-cell table:style-name="Tabella4.A1" office:value-type="string">
            <text:p text:style-name="P62"/>
          </table:table-cell>
        </table:table-row>
        <table:table-row table:style-name="Tabella4.1">
          <table:table-cell table:style-name="Tabella4.A1" office:value-type="string">
            <text:p text:style-name="P17">Totale <text:span text:style-name="T24">preventivo</text:span> <text:span text:style-name="T22">IVA compresa</text:span> :</text:p>
          </table:table-cell>
          <table:table-cell table:style-name="Tabella4.A1" office:value-type="string">
            <text:p text:style-name="P62"><text:user-field-input text:name="o.amount_total" text:description="py3o://function=&quot;formatLang(o.amount_total, monetary=True, currency_obj=o.currency_id)">[o.amount_total]</text:user-field-input></text:p>
          </table:table-cell>
        </table:table-row>
      </table:table>
      <text:p text:style-name="P36"><text:a xlink:type="simple" xlink:href="py3o://if=%22o.options.product_id%22" text:style-name="Internet_20_link" text:visited-style-name="Visited_20_Internet_20_Link"><text:span text:style-name="T31">if="o.options.product_id"</text:span></text:a></text:p>
      <text:p text:style-name="P49"><text:soft-page-break/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row table:style-name="Tabella6.1">
          <table:table-cell table:style-name="Tabella6.A1" office:value-type="string">
            <text:p text:style-name="P21">RIF.</text:p>
          </table:table-cell>
          <table:table-cell table:style-name="Tabella6.A1" office:value-type="string">
            <text:p text:style-name="P23">DESCRIZIONE</text:p>
          </table:table-cell>
          <table:table-cell table:style-name="Tabella6.A1" office:value-type="string">
            <text:p text:style-name="P25">U.M.</text:p>
          </table:table-cell>
          <table:table-cell table:style-name="Tabella6.A1" office:value-type="string">
            <text:p text:style-name="P27">Q.TA'</text:p>
          </table:table-cell>
          <table:table-cell table:style-name="Tabella6.A1" office:value-type="string">
            <text:p text:style-name="P27">PREZZO <text:span text:style-name="T23">UNIT.</text:span></text:p>
          </table:table-cell>
          <table:table-cell table:style-name="Tabella6.A1" office:value-type="string">
            <text:p text:style-name="P29">SC<text:span text:style-name="T23">ONTO</text:span> %</text:p>
          </table:table-cell>
          <table:table-cell table:style-name="Tabella6.G1" office:value-type="string">
            <text:p text:style-name="P29">IMPORTO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2"><text:placeholder text:placeholder-type="text">&lt;option.product_id.default_code or ''&gt;</text:placeholder></text:p>
          </table:table-cell>
          <table:table-cell table:style-name="Tabella6.B3" office:value-type="string">
            <text:p text:style-name="P32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1"><text:placeholder text:placeholder-type="text">&lt;option.uom_id.name or ''&gt;</text:placeholder></text:p>
          </table:table-cell>
          <table:table-cell table:style-name="Tabella6.D3" office:value-type="string">
            <text:p text:style-name="P35"><text:placeholder text:placeholder-type="text">&lt;formatLang(option.quantity,digits=0)&gt;</text:placeholder></text:p>
          </table:table-cell>
          <table:table-cell table:style-name="Tabella6.E3" office:value-type="string">
            <text:p text:style-name="P39"><text:placeholder text:placeholder-type="text">&lt;italian_number(option.price_unit)&gt;</text:placeholder></text:p>
          </table:table-cell>
          <table:table-cell table:style-name="Tabella6.F3" office:value-type="string">
            <text:p text:style-name="P41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1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5"/>
          </table:table-cell>
          <table:table-cell table:style-name="Tabella6.G5" office:value-type="string">
            <text:p text:style-name="P15"/>
          </table:table-cell>
        </table:table-row>
      </table:table>
      <text:p text:style-name="P37"><text:a xlink:type="simple" xlink:href="py3o:///if" text:style-name="Internet_20_link" text:visited-style-name="Visited_20_Internet_20_Link">/if</text:a></text:p>
      <text:p text:style-name="P50"/>
      <text:p text:style-name="P51">Termini e condizioni di vendita</text:p>
      <text:p text:style-name="P52"><text:a xlink:type="simple" xlink:href="py3o://if=%22o.note%22" text:style-name="Internet_20_link" text:visited-style-name="Visited_20_Internet_20_Link"><text:span text:style-name="T32">if="o.note"</text:span></text:a><text:span text:style-name="T32"><text:user-field-input text:name="o.note" text:description="py3o://function=&quot;format_multiline_value(o.note)&quot;">[o.note]</text:user-field-input></text:span><text:a xlink:type="simple" xlink:href="py3o:///if" text:style-name="Internet_20_link" text:visited-style-name="Visited_20_Internet_20_Link"><text:span text:style-name="T32">/if</text:span></text:a></text:p>
      <text:p text:style-name="P42">Pagamento: <text:user-field-get text:name="py3o.o.payment_term_id.name">[payment_term_id.name]</text:user-field-get><text:user-field-input text:name="validity_date" text:description="py3o://function=&quot;formatLang(o.validity_date, date=True)&quot;"/></text:p>
      <text:p text:style-name="P43">Validità preventivo: fino al [validity_date]</text:p>
      <text:p text:style-name="P44"/>
      <text:p text:style-name="P78"><text:a xlink:type="simple" xlink:href="py3o://if=%22o.additional_text_3%20!=%20''%22" text:style-name="Internet_20_link" text:visited-style-name="Visited_20_Internet_20_Link"><text:span text:style-name="T9">if="o.additional_text_3"</text:span></text:a></text:p>
      <text:p text:style-name="P46">Limitazioni e/o note aggiuntive alla presente proposta commerciale</text:p>
      <text:p text:style-name="P44"><text:user-field-get text:name="py3o.o.additional_text_3">[additional_text_3]</text:user-field-get></text:p>
      <text:p text:style-name="P45"><text:a xlink:type="simple" xlink:href="py3o:///if" text:style-name="Internet_20_link" text:visited-style-name="Visited_20_Internet_20_Link"><text:span text:style-name="T16">/if</text:span></text:a></text:p>
      <text:p text:style-name="P47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3">Sinfocom s.r.l.</text:p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4"/>
          </table:table-cell>
          <table:table-cell table:style-name="Tabella3.A1" office:value-type="string">
            <text:p text:style-name="P53">Il cliente ( per accettazione )</text:p>
          </table:table-cell>
          <table:table-cell table:style-name="Tabella3.A1" office:value-type="string">
            <text:p text:style-name="P55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48"><text:user-field-get text:name="py3o.o.user_id">[user_id]</text:user-field-get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74"><text:a xlink:type="simple" xlink:href="py3o:///for" text:style-name="Internet_20_link" text:visited-style-name="Visited_20_Internet_20_Link"><text:span text:style-name="T10">/for</text:span></text:a></text:p>
      <text:p text:style-name="P56"><text:tab/><text:tab/><text:tab/><text:tab/><text:tab/><text:tab/><text:tab/></text:p>
      <text:p text:style-name="P70"><text:tab/><text:tab/><text:tab/><text:tab/></text:p>
      <text:p text:style-name="P47"/>
      <text:p text:style-name="P13"><text:span text:style-name="Teletype"><text:span text:style-name="T3"/></text:span></text:p>
      <text:p text:style-name="P11"><text:span text:style-name="Teletype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1" style:family="table-row">
      <style:table-row-properties style:min-row-height="2.706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2" fo:font-size="8pt" fo:font-style="italic" fo:font-weight="bold" style:font-size-asian="8pt" style:font-style-asian="italic" style:font-weight-asian="bold" style:font-name-complex="Arial2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normal" style:text-underline-style="none" fo:font-weight="normal" officeooo:rsid="00522d0d" officeooo:paragraph-rsid="00522d0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3" style:family="paragraph" style:parent-style-name="Header">
      <style:text-properties style:text-position="0% 100%"/>
    </style:style>
    <style:style style:name="MP4" style:family="paragraph" style:parent-style-name="Header">
      <style:paragraph-properties fo:text-align="end" style:justify-single-word="false"/>
      <style:text-properties style:font-name="Carlito" fo:font-size="7pt" officeooo:paragraph-rsid="0053c5c2" style:font-size-asian="7pt" style:font-size-complex="7pt"/>
    </style:style>
    <style:style style:name="MP5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6" style:family="paragraph" style:parent-style-name="Header">
      <style:paragraph-properties fo:text-align="end" style:justify-single-word="false"/>
      <style:text-properties fo:font-size="7pt" officeooo:paragraph-rsid="0063fa65" style:font-size-asian="7pt" style:font-size-complex="7pt"/>
    </style:style>
    <style:style style:name="MP7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8" style:family="paragraph" style:parent-style-name="Footer">
      <style:text-properties officeooo:paragraph-rsid="004c5054"/>
    </style:style>
    <style:style style:name="M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0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officeooo:rsid="00474f25"/>
    </style:style>
    <style:style style:name="MT3" style:family="text">
      <style:text-properties style:font-name="Carlito" officeooo:rsid="00474f25"/>
    </style:style>
    <style:style style:name="MT4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5" style:family="text">
      <style:text-properties style:font-name="Carlito" fo:font-size="8pt" style:font-size-asian="8pt" style:font-size-complex="8pt"/>
    </style:style>
    <style:style style:name="MT6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7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2" style:font-size-complex="8pt" style:font-weight-complex="normal"/>
    </style:style>
    <style:style style:name="MT8" style:family="text">
      <style:text-properties fo:color="#000000" style:text-position="0% 100%" fo:letter-spacing="-0.012cm" style:text-underline-style="none" style:font-name-complex="Lucida Sans"/>
    </style:style>
    <style:style style:name="MT9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0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[name]" text:name="py3o.o.name"/>
        </text:user-field-decls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Header"><draw:frame draw:style-name="Mfr1" draw:name="py3o.image(user.company_id.partner_id.image, 'png', height='1.3cm', isb64=True)" text:anchor-type="paragraph" svg:x="0cm" svg:y="0cm" draw:z-index="2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text-input text:description="py3o://function=&quot;format_multiline_value(user.company_id._display_report_header(line_details=[['phone', 'fax', 'website'], ['vat']]))&quot;">[user.company_id._display_report_header]</text:text-input></text:p>
              <text:p text:style-name="MP3"/>
            </table:table-cell>
          </table:table-row>
        </table:table>
        <text:p text:style-name="MP4"><text:span text:style-name="MT2"><text:user-field-get text:name="py3o.o.name">[name]</text:user-field-get></text:span><text:span text:style-name="MT2"><text:s/>- Pagina </text:span><text:page-number text:select-page="current">2</text:page-number><text:s/><text:span text:style-name="MT2">di </text:span><text:page-count>3</text:page-count></text:p>
        <text:p text:style-name="MP5"/>
      </style:header>
      <style:footer>
        <text:user-field-decls>
          <text:user-field-decl office:value-type="string" office:string-value="[name]" text:name="py3o.o.name"/>
        </text:user-field-decls>
        <text:p text:style-name="MP5"/>
        <text:p text:style-name="MP6"><text:span text:style-name="MT3"><text:user-field-get text:name="py3o.o.name">[name]</text:user-field-get></text:span><text:span text:style-name="MT2"><text:s/>- Pagina </text:span><text:page-number text:select-page="current">2</text:page-number><text:s/><text:span text:style-name="MT2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7">Iscrizione Registro Imprese di Perugia Nr <text:span text:style-name="MT4"><text:placeholder text:placeholder-type="text">&lt;company.partner_id.rea_code&gt;</text:placeholder></text:span></text:p>
              <text:p text:style-name="MP8"><text:span text:style-name="Car._20_predefinito_20_paragrafo"><text:span text:style-name="MT5">Cap. Sociale </text:span></text:span><text:span text:style-name="Car._20_predefinito_20_paragrafo"><text:span text:style-name="MT6"><text:placeholder text:placeholder-type="text">&lt;company.currency_id.symbol&gt;</text:placeholder></text:span></text:span><text:span text:style-name="Car._20_predefinito_20_paragrafo"><text:span text:style-name="MT7"><text:s/></text:span></text:span><text:span text:style-name="Car._20_predefinito_20_paragrafo"><text:span text:style-name="MT6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9">Tel:<text:tab/>+39<text:span text:style-name="MT8"><text:placeholder text:placeholder-type="text">&lt;company.partner_id.phone&gt;</text:placeholder></text:span></text:p>
              <text:p text:style-name="MP10"><text:span text:style-name="Car._20_predefinito_20_paragrafo"><text:span text:style-name="MT9">Web:<text:tab/></text:span></text:span><text:span text:style-name="Collegamento_20_ipertestuale"><text:span text:style-name="MT10"><text:placeholder text:placeholder-type="text">&lt;company.partner_id.website&gt;</text:placeholder></text:span></text:span></text:p>
              <text:p text:style-name="MP10"><text:span text:style-name="Car._20_predefinito_20_paragrafo"><text:span text:style-name="MT9">Email:<text:tab/></text:span></text:span><text:span text:style-name="Car._20_predefinito_20_paragrafo"><text:span text:style-name="MT10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title/>
    <dc:description/>
    <dc:subject/>
    <meta:initial-creator>Fabrizio Cocciari</meta:initial-creator>
    <meta:creation-date>2015-10-02T07:20:00Z</meta:creation-date>
    <dc:date>2018-11-05T08:52:54.813000000</dc:date>
    <meta:print-date>2015-10-01T17:14:00Z</meta:print-date>
    <meta:editing-cycles>90</meta:editing-cycles>
    <meta:editing-duration>PT15H50M24S</meta:editing-duration>
    <meta:document-statistic meta:table-count="7" meta:image-count="0" meta:object-count="0" meta:page-count="3" meta:paragraph-count="80" meta:word-count="218" meta:character-count="1941" meta:non-whitespace-character-count="1807"/>
    <meta:template xlink:type="simple" xlink:actuate="onRequest" xlink:title="" xlink:href="Normal"/>
  </office:meta>
</office:document-meta>
</file>